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sub 58%"/>
    </style:style>
    <style:style style:name="T3" style:family="text">
      <style:text-properties fo:font-weight="bold" style:font-weight-asian="bold" style:font-weight-complex="bold" style:text-overline-style="wave" style:text-overline-width="auto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600" style:text-overline-style="wave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.089cm" svg:height="1.089cm" svg:x="1.497cm" svg:y="4.142cm">
          <text:p text:style-name="P1">x<text:span text:style-name="T1">0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1.089cm" svg:height="1.089cm" svg:x="1.498cm" svg:y="5.5cm">
          <text:p text:style-name="P1">x<text:span text:style-name="T1">0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8" draw:id="id8" draw:layer="layout" svg:width="1.089cm" svg:height="1.089cm" svg:x="1.498cm" svg:y="8.646cm">
          <text:p text:style-name="P1">X<text:span text:style-name="T1">0,d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" draw:id="id1" draw:layer="layout" svg:width="1.089cm" svg:height="1.089cm" svg:x="2.999cm" svg:y="4.142cm">
          <text:p text:style-name="P1">y<text:span text:style-name="T1">0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1.09cm" svg:height="1.089cm" svg:x="2.999cm" svg:y="5.501cm">
          <text:p text:style-name="P1">y<text:span text:style-name="T1">0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1.089cm" svg:height="1.091cm" svg:x="3cm" svg:y="8.646cm">
          <text:p text:style-name="P1">Y<text:span text:style-name="T1">0,d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1.09cm" svg:height="1.089cm" svg:x="2.999cm" svg:y="2.785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1.089cm" svg:height="1.089cm" svg:x="6.144cm" svg:y="4.142cm">
          <text:p text:style-name="P1">x<text:span text:style-name="T1">1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0" draw:id="id10" draw:layer="layout" svg:width="1.09cm" svg:height="1.089cm" svg:x="6.144cm" svg:y="5.501cm">
          <text:p text:style-name="P1">x<text:span text:style-name="T1">1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3" draw:id="id13" draw:layer="layout" svg:width="1.089cm" svg:height="1.091cm" svg:x="6.145cm" svg:y="8.646cm">
          <text:p text:style-name="P1">X<text:span text:style-name="T1">1,d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9" draw:id="id9" draw:layer="layout" svg:width="1.089cm" svg:height="1.089cm" svg:x="7.646cm" svg:y="4.143cm">
          <text:p text:style-name="P1">y<text:span text:style-name="T1">1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1" draw:id="id11" draw:layer="layout" svg:width="1.089cm" svg:height="1.091cm" svg:x="7.646cm" svg:y="5.501cm">
          <text:p text:style-name="P1">y<text:span text:style-name="T1">1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2" draw:id="id12" draw:layer="layout" svg:width="1.089cm" svg:height="1.09cm" svg:x="7.647cm" svg:y="8.647cm">
          <text:p text:style-name="P1">Y<text:span text:style-name="T1">1,d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089cm" svg:height="1.089cm" svg:x="7.646cm" svg:y="2.786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5" draw:id="id15" draw:layer="layout" svg:width="1.089cm" svg:height="1.089cm" svg:x="15.744cm" svg:y="4.143cm">
          <text:p text:style-name="P1">x<text:span text:style-name="T1">L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7" draw:id="id17" draw:layer="layout" svg:width="1.09cm" svg:height="1.089cm" svg:x="15.744cm" svg:y="5.502cm">
          <text:p text:style-name="P1">x<text:span text:style-name="T1">L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9" draw:id="id19" draw:layer="layout" svg:width="1.089cm" svg:height="1.091cm" svg:x="15.745cm" svg:y="8.647cm">
          <text:p text:style-name="P1">X<text:span text:style-name="T1">L,d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6" draw:id="id16" draw:layer="layout" svg:width="1.089cm" svg:height="1.089cm" svg:x="17.246cm" svg:y="4.144cm">
          <text:p text:style-name="P1">Y<text:span text:style-name="T1">L,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8" draw:id="id18" draw:layer="layout" svg:width="1.089cm" svg:height="1.091cm" svg:x="17.246cm" svg:y="5.502cm">
          <text:p text:style-name="P1">Y<text:span text:style-name="T1">L,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0" draw:id="id20" draw:layer="layout" svg:width="1.089cm" svg:height="1.09cm" svg:x="17.247cm" svg:y="8.648cm">
          <text:p text:style-name="P1">Y<text:span text:style-name="T1">L,d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089cm" svg:height="1.089cm" svg:x="17.246cm" svg:y="2.787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s" svg:x1="4.088cm" svg:y1="4.687cm" svg:x2="6.144cm" svg:y2="4.687cm" draw:start-shape="id1" draw:start-glue-point="10" draw:end-shape="id2" draw:end-glue-point="6" svg:d="M4088 4687h501 1053 502" svg:viewBox="0 0 2057 1">
          <text:p/>
        </draw:connector>
        <draw:connector draw:style-name="gr2" draw:text-style-name="P1" draw:layer="layout" draw:type="line" svg:x1="3.93cm" svg:y1="8.805cm" svg:x2="6.144cm" svg:y2="4.687cm" draw:start-shape="id3" draw:start-glue-point="11" draw:end-shape="id2" draw:end-glue-point="6" svg:d="M3930 8805l2214-4118" svg:viewBox="0 0 2215 4119">
          <text:p/>
        </draw:connector>
        <draw:connector draw:style-name="gr2" draw:text-style-name="P1" draw:layer="layout" draw:type="line" svg:x1="3.93cm" svg:y1="5.66cm" svg:x2="6.144cm" svg:y2="4.687cm" draw:start-shape="id4" draw:start-glue-point="11" draw:end-shape="id2" draw:end-glue-point="6" svg:d="M3930 5660l2214-973" svg:viewBox="0 0 2215 974">
          <text:p/>
        </draw:connector>
        <draw:connector draw:style-name="gr2" draw:text-style-name="P1" draw:layer="layout" draw:type="line" svg:x1="3.93cm" svg:y1="3.715cm" svg:x2="6.144cm" svg:y2="4.687cm" draw:start-shape="id5" draw:start-glue-point="9" draw:end-shape="id2" draw:end-glue-point="6" svg:d="M3930 3715l2214 972" svg:viewBox="0 0 2215 973">
          <text:p/>
        </draw:connector>
        <draw:frame draw:style-name="gr3" draw:layer="layout" svg:width="1.568cm" svg:height="1.171cm" svg:x="4.429cm" svg:y="3.032cm">
          <draw:text-box>
            <text:p>w<text:span text:style-name="T2">00</text:span><text:span text:style-name="T2">1</text:span></text:p>
          </draw:text-box>
        </draw:frame>
        <draw:frame draw:style-name="gr3" draw:layer="layout" svg:width="1.568cm" svg:height="1.171cm" svg:x="4.129cm" svg:y="3.933cm">
          <draw:text-box>
            <text:p>w<text:span text:style-name="T2">01</text:span><text:span text:style-name="T2">1</text:span></text:p>
          </draw:text-box>
        </draw:frame>
        <draw:frame draw:style-name="gr3" draw:layer="layout" svg:width="1.975cm" svg:height="1.171cm" svg:x="4.129cm" svg:y="6.334cm">
          <draw:text-box>
            <text:p>w<text:span text:style-name="T2">0,d0,</text:span><text:span text:style-name="T2">1</text:span></text:p>
          </draw:text-box>
        </draw:frame>
        <draw:connector draw:style-name="gr2" draw:text-style-name="P1" draw:layer="layout" draw:type="line" svg:x1="2.586cm" svg:y1="4.687cm" svg:x2="2.999cm" svg:y2="4.687cm" draw:start-shape="id6" draw:start-glue-point="10" draw:end-shape="id1" draw:end-glue-point="6" svg:d="M2586 4687h413" svg:viewBox="0 0 414 1">
          <text:p/>
        </draw:connector>
        <draw:connector draw:style-name="gr2" draw:text-style-name="P1" draw:layer="layout" draw:type="line" svg:x1="2.587cm" svg:y1="6.045cm" svg:x2="2.999cm" svg:y2="6.046cm" draw:start-shape="id7" draw:start-glue-point="10" draw:end-shape="id4" draw:end-glue-point="6" svg:d="M2587 6045l412 1" svg:viewBox="0 0 413 2">
          <text:p/>
        </draw:connector>
        <draw:connector draw:style-name="gr2" draw:text-style-name="P1" draw:layer="layout" draw:type="line" svg:x1="2.587cm" svg:y1="9.191cm" svg:x2="3cm" svg:y2="9.192cm" draw:start-shape="id8" draw:start-glue-point="10" draw:end-shape="id3" draw:end-glue-point="6" svg:d="M2587 9191l413 1" svg:viewBox="0 0 414 2">
          <text:p/>
        </draw:connector>
        <draw:connector draw:style-name="gr2" draw:text-style-name="P1" draw:layer="layout" draw:type="line" svg:x1="7.233cm" svg:y1="4.687cm" svg:x2="7.646cm" svg:y2="4.688cm" draw:start-shape="id2" draw:start-glue-point="10" draw:end-shape="id9" draw:end-glue-point="6" svg:d="M7233 4687l413 1" svg:viewBox="0 0 414 2">
          <text:p/>
        </draw:connector>
        <draw:connector draw:style-name="gr2" draw:text-style-name="P1" draw:layer="layout" draw:type="line" svg:x1="7.234cm" svg:y1="6.046cm" svg:x2="7.646cm" svg:y2="6.047cm" draw:start-shape="id10" draw:start-glue-point="10" draw:end-shape="id11" draw:end-glue-point="6" svg:d="M7234 6046l412 1" svg:viewBox="0 0 413 2">
          <text:p/>
        </draw:connector>
        <draw:connector draw:style-name="gr2" draw:text-style-name="P1" xml:id="id14" draw:id="id14" draw:layer="layout" draw:type="line" svg:x1="7.647cm" svg:y1="9.192cm" svg:x2="7.647cm" svg:y2="9.192cm" draw:start-shape="id12" draw:start-glue-point="6" draw:end-shape="id12" draw:end-glue-point="6" svg:d="M7647 9192z" svg:viewBox="0 0 1 1">
          <text:p/>
        </draw:connector>
        <draw:connector draw:style-name="gr2" draw:text-style-name="P1" draw:layer="layout" draw:type="line" svg:x1="7.234cm" svg:y1="9.192cm" svg:x2="7.647cm" svg:y2="9.192cm" draw:start-shape="id13" draw:start-glue-point="10" draw:end-shape="id14" draw:end-glue-point="0" svg:d="M7234 9192h413" svg:viewBox="0 0 414 1">
          <text:p/>
        </draw:connector>
        <draw:frame draw:style-name="gr4" draw:layer="layout" svg:width="1.306cm" svg:height="1.171cm" svg:x="4.556cm" svg:y="12.268cm">
          <draw:text-box>
            <text:p><text:span text:style-name="T3">W</text:span><text:span text:style-name="T2">0</text:span></text:p>
          </draw:text-box>
        </draw:frame>
        <draw:connector draw:style-name="gr2" draw:text-style-name="P1" draw:layer="layout" draw:type="line" svg:x1="16.833cm" svg:y1="4.688cm" svg:x2="17.246cm" svg:y2="4.689cm" draw:start-shape="id15" draw:start-glue-point="10" draw:end-shape="id16" draw:end-glue-point="6" svg:d="M16833 4688l413 1" svg:viewBox="0 0 414 2">
          <text:p/>
        </draw:connector>
        <draw:connector draw:style-name="gr2" draw:text-style-name="P1" draw:layer="layout" draw:type="line" svg:x1="16.834cm" svg:y1="6.047cm" svg:x2="17.246cm" svg:y2="6.048cm" draw:start-shape="id17" draw:start-glue-point="10" draw:end-shape="id18" draw:end-glue-point="6" svg:d="M16834 6047l412 1" svg:viewBox="0 0 413 2">
          <text:p/>
        </draw:connector>
        <draw:connector draw:style-name="gr2" draw:text-style-name="P1" draw:layer="layout" draw:type="line" svg:x1="16.834cm" svg:y1="9.193cm" svg:x2="17.247cm" svg:y2="9.193cm" draw:start-shape="id19" draw:start-glue-point="10" draw:end-shape="id20" draw:end-glue-point="6" svg:d="M16834 9193h413" svg:viewBox="0 0 414 1">
          <text:p/>
        </draw:connector>
        <draw:frame draw:style-name="gr3" draw:layer="layout" svg:width="1.403cm" svg:height="1.171cm" svg:x="4.429cm" svg:y="8.033cm">
          <draw:text-box>
            <text:p><text:span text:style-name="T4">w</text:span><text:span text:style-name="T2">01</text:span></text:p>
          </draw:text-box>
        </draw:frame>
        <draw:custom-shape draw:style-name="gr5" draw:text-style-name="P1" draw:layer="layout" svg:width="0.381cm" svg:height="1.524cm" draw:transform="rotate (-1.5707963267949) translate (5.751cm 7.6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1.708cm" svg:height="1.171cm" svg:x="4.43cm" svg:y="10.034cm">
          <draw:text-box>
            <text:p><text:span text:style-name="T3">w</text:span><text:span text:style-name="T2">0,d1</text:span></text:p>
          </draw:text-box>
        </draw:frame>
        <draw:frame draw:style-name="gr4" draw:layer="layout" svg:width="1.035cm" svg:height="0.962cm" draw:transform="rotate (-1.5707963267949) translate (5.735cm 8.992cm)">
          <draw:text-box>
            <text:p>...</text:p>
          </draw:text-box>
        </draw:frame>
        <draw:custom-shape draw:style-name="gr5" draw:text-style-name="P1" draw:layer="layout" svg:width="0.381cm" svg:height="1.524cm" draw:transform="rotate (-1.5707963267949) translate (5.751cm 11.2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1.035cm" svg:height="0.962cm" svg:x="11.16cm" svg:y="6.08cm">
          <draw:text-box>
            <text:p>...</text:p>
          </draw:text-box>
        </draw:frame>
        <draw:frame draw:style-name="gr4" draw:layer="layout" svg:width="1.281cm" svg:height="0.962cm" svg:x="2.097cm" svg:y="3.232cm">
          <draw:text-box>
            <text:p>f( 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10:52:33.933357625</meta:creation-date>
    <dc:date>2015-03-13T11:00:50.031033662</dc:date>
    <meta:editing-duration>P1DT23H51M26S</meta:editing-duration>
    <meta:editing-cycles>15</meta:editing-cycles>
    <meta:generator>LibreOffice/4.2.7.2$Linux_X86_64 LibreOffice_project/420m0$Build-2</meta:generator>
    <meta:document-statistic meta:object-count="46"/>
  </office:meta>
</office:document-meta>
</file>